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3df3" officeooo:paragraph-rsid="000e3df3"/>
    </style:style>
    <style:style style:name="P2" style:family="paragraph" style:parent-style-name="Text_20_body">
      <style:text-properties officeooo:rsid="000e3df3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officeooo:rsid="000e3df3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officeooo:rsid="000e3df3"/>
    </style:style>
    <style:style style:name="P5" style:family="paragraph" style:parent-style-name="Quotations">
      <style:paragraph-properties fo:margin-top="0cm" fo:margin-bottom="0.247cm" style:contextual-spacing="false" fo:line-height="115%"/>
      <style:text-properties officeooo:rsid="000e3df3"/>
    </style:style>
    <style:style style:name="P6" style:family="paragraph" style:parent-style-name="Quotations" style:list-style-name="L1">
      <style:paragraph-properties fo:margin-top="0cm" fo:margin-bottom="0.247cm" style:contextual-spacing="false" fo:line-height="115%"/>
      <style:text-properties officeooo:rsid="000e3df3"/>
    </style:style>
    <style:style style:name="P7" style:family="paragraph" style:parent-style-name="Quotations">
      <style:paragraph-properties fo:margin-top="0cm" fo:margin-bottom="0.247cm" style:contextual-spacing="false" fo:line-height="115%"/>
      <style:text-properties fo:font-weight="bold" officeooo:rsid="000e3df3"/>
    </style:style>
    <style:style style:name="P8" style:family="paragraph" style:parent-style-name="Quotations" style:list-style-name="L2">
      <style:paragraph-properties fo:margin-top="0cm" fo:margin-bottom="0.247cm" style:contextual-spacing="false" fo:line-height="115%"/>
      <style:text-properties officeooo:rsid="000e3df3"/>
    </style:style>
    <style:style style:name="P9" style:family="paragraph" style:parent-style-name="Quotations" style:list-style-name="L3">
      <style:paragraph-properties fo:margin-top="0cm" fo:margin-bottom="0.247cm" style:contextual-spacing="false" fo:line-height="115%"/>
      <style:text-properties officeooo:rsid="000e3df3"/>
    </style:style>
    <style:style style:name="P10" style:family="paragraph" style:parent-style-name="Text_20_body" style:list-style-name="L4">
      <style:text-properties officeooo:rsid="000e3df3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build a website of this complexity—a "Business Ecosystem" involving media, software development, and multiple monetized streams—you need a prompt that forces the AI Agent (Cursor or VS Code + Cline) to think in terms of <text:span text:style-name="T1">Modular Architecture</text:span>.</text:p>
      <text:p text:style-name="P2">Because you mentioned you may change the name to <text:span text:style-name="T1">9Count Systems</text:span>, I have structured this prompt to use "Global Variables" for the name. This way, the AI builds it so you can change the name in <text:span text:style-name="T1">one place</text:span> and have it update everywhere instantly.</text:p>
      <text:h text:style-name="P3" text:outline-level="3">The "Ecosystem Architect" Prompt</text:h>
      <text:p text:style-name="P2">Copy and paste this into the <text:span text:style-name="T1">Composer (Cmd/Ctrl + I)</text:span> in Cursor or your Agentic VS Code extension:</text:p>
      <text:p text:style-name="P4"/>
      <text:p text:style-name="P5"><text:span text:style-name="T1">Role:</text:span> You are a Senior Product Engineer and UI/UX Designer specializing in SaaS Ecosystems.</text:p>
      <text:p text:style-name="P5"><text:span text:style-name="T1">Project Goal:</text:span> Build a high-end, professional corporate umbrella website for "<text:span text:style-name="T1">Old Dog Systems</text:span>" (Name must be a configurable variable so I can change it to <text:span text:style-name="T1">9Count Systems</text:span> later). This is not a hobby site; it is a professional software and media house.</text:p>
      <text:p text:style-name="P5"><text:span text:style-name="T1">Design Vibe:</text:span> &gt; - <text:span text:style-name="T1">Style:</text:span> Enterprise-grade SaaS (Think Stripe, Vercel, or Linear).</text:p>
      <text:list text:style-name="L1">
        <text:list-item>
          <text:p text:style-name="P6"><text:span text:style-name="T1">Theme:</text:span> Deep Slate/Dark Mode with high-contrast typography (Inter or Geist font).</text:p>
        </text:list-item>
        <text:list-item>
          <text:p text:style-name="P6"><text:span text:style-name="T1">Feel:</text:span> Modular, precise, and fast. Avoid generic "cartoon" illustrations. Use subtle grid patterns or glassmorphism.</text:p>
        </text:list-item>
      </text:list>
      <text:p text:style-name="P7">Core Architecture (Multi-Page):</text:p>
      <text:list text:style-name="L2">
        <text:list-item>
          <text:p text:style-name="P8"><text:span text:style-name="T1">Home:</text:span> An umbrella landing page. It must introduce the "System" as a whole. Use a Hero section that highlights "Bridging Media &amp; Modular Business Systems."</text:p>
        </text:list-item>
        <text:list-item>
          <text:p text:style-name="P8"><text:span text:style-name="T1">Media House Page:</text:span> Dedicated to the podcast arm.</text:p>
          <text:list>
            <text:list-item>
              <text:p text:style-name="P8">Section for <text:span text:style-name="T1">Business on Purpose</text:span>.</text:p>
            </text:list-item>
            <text:list-item>
              <text:p text:style-name="P8">Section for <text:span text:style-name="T1">When Life Bites</text:span>.</text:p>
            </text:list-item>
            <text:list-item>
              <text:p text:style-name="P8"><text:span text:style-name="T1">Monetization Integration:</text:span> Each podcast must have its own dedicated "Resources &amp; Shop" sub-section for Journals, E-books, and Courses.</text:p>
            </text:list-item>
          </text:list>
        </text:list-item>
        <text:list-item>
          <text:p text:style-name="P8"><text:span text:style-name="T1">The Studio (Rough Diamond Studio):</text:span> This is the flagship software page.</text:p>
          <text:list>
            <text:list-item>
              <text:p text:style-name="P8">Highlight the <text:span text:style-name="T1">Audio Podcasting Module</text:span> (Flagship - Alpha Testing).</text:p>
            </text:list-item>
            <text:list-item>
              <text:p text:style-name="P8">Highlight the <text:span text:style-name="T1">Content Creation Module</text:span> (Audio Books, Manuals).</text:p>
            </text:list-item>
            <text:list-item>
              <text:p text:style-name="P8">Include a "Roadmap" section showing future modular expansion into other sectors.</text:p>
            </text:list-item>
          </text:list>
        </text:list-item>
        <text:list-item>
          <text:p text:style-name="P8"><text:span text:style-name="T1">Shop (Unified):</text:span> A professional checkout-style grid for all digital products, filterable by project.</text:p>
        </text:list-item>
        <text:list-item>
          <text:p text:style-name="P8"><text:soft-page-break/><text:span text:style-name="T1">Contact/Alpha Access:</text:span> A professional form for business inquiries and Alpha testing signups.</text:p>
        </text:list-item>
      </text:list>
      <text:p text:style-name="P7">Technical Requirements:</text:p>
      <text:list text:style-name="L3">
        <text:list-item>
          <text:p text:style-name="P9"><text:span text:style-name="T1">Stack:</text:span> HTML5, Tailwind CSS (modern 3.4+ or 4.0 features).</text:p>
        </text:list-item>
        <text:list-item>
          <text:p text:style-name="P9"><text:span text:style-name="T1">Navigation:</text:span> A sophisticated Mega-Menu. Hovering over "Media" should show both podcasts; hovering over "Software" should show "Rough Diamond Studio."</text:p>
        </text:list-item>
        <text:list-item>
          <text:p text:style-name="P9"><text:span text:style-name="T1">Responsiveness:</text:span> Mobile-first. The shop cards must reflow perfectly.</text:p>
        </text:list-item>
        <text:list-item>
          <text:p text:style-name="P9"><text:span text:style-name="T1">Monetization:</text:span> Create clean, modular Product Cards with "Access Now" or "Purchase" buttons (placeholders for Stripe/LemonSqueezy).</text:p>
        </text:list-item>
      </text:list>
      <text:p text:style-name="P5"><text:span text:style-name="T1">Immediate Task:</text:span> &gt; 1. Create a <text:span text:style-name="Source_20_Text">constants.js</text:span> or a CSS variable set for the Brand Name and Primary Colors. 2. Build the <text:span text:style-name="Source_20_Text">index.html</text:span> (Umbrella Home) and the Navigation System first. 3. Then, generate the <text:span text:style-name="Source_20_Text">studio.html</text:span> and <text:span text:style-name="Source_20_Text">media.html</text:span> pages with the specific monetization sections described.</text:p>
      <text:p text:style-name="P4"/>
      <text:h text:style-name="P3" text:outline-level="3">Why this prompt works for your vision:</text:h>
      <text:list text:style-name="L4">
        <text:list-item>
          <text:p text:style-name="P10"><text:span text:style-name="T1">Umbrella Branding:</text:span> It prevents the podcasts from looking like "side projects" and instead presents them as the "Media Arm" of your systems company.</text:p>
        </text:list-item>
        <text:list-item>
          <text:p text:style-name="P10"><text:span text:style-name="T1">The "9Count" Switch:</text:span> By requiring the name to be a "variable," the AI will likely create a small config file or a CSS <text:span text:style-name="Source_20_Text">:root</text:span> variable. When you decide to pivot to 9Count Systems, you change one line of text, and your logo/headers/footer update automatically.</text:p>
        </text:list-item>
        <text:list-item>
          <text:p text:style-name="P10"><text:span text:style-name="T1">Professionalism:</text:span> Specifying "Linear/Stripe" style tells the AI to use plenty of whitespace, small sharp text, and dark backgrounds—the universal look for high-end tech in 2025.</text:p>
        </text:list-item>
        <text:list-item>
          <text:p text:style-name="P10"><text:span text:style-name="T1">Monetization Flow:</text:span> By explicitly asking for a "Monetization sub-section" within the podcast pages, the AI won't just list episodes; it will design the layout specifically to drive sales for your journals and courses.</text:p>
        </text:list-item>
      </text:list>
      <text:h text:style-name="P3" text:outline-level="3">Next Step for You:</text:h>
      <text:p text:style-name="P2">Once the AI generates the code, tell it: <text:span text:style-name="T1">"Now add a 'Join the Alpha' button to the Rough Diamond Studio section that triggers a professional-looking popup modal."</text:span> This is the fastest way to start collecting leads for your podcasting app while you finish developmen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7:18:05.076963908</meta:creation-date>
    <dc:date>2025-12-29T17:39:10.549559614</dc:date>
    <meta:editing-duration>PT9M53S</meta:editing-duration>
    <meta:editing-cycles>1</meta:editing-cycles>
    <meta:document-statistic meta:table-count="0" meta:image-count="0" meta:object-count="0" meta:page-count="2" meta:paragraph-count="34" meta:word-count="627" meta:character-count="3971" meta:non-whitespace-character-count="3402"/>
    <meta:generator>LibreOffice/25.8.4.2$Linux_X86_64 LibreOffice_project/580$Build-2</meta:generator>
  </office:meta>
</office:document-meta>
</file>